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B000003B14FD22FDAFCC5DA84.png" manifest:media-type="image/png"/>
  <manifest:file-entry manifest:full-path="Pictures/10000001000003150000006D2D2B781143FAD350.png" manifest:media-type="image/png"/>
  <manifest:file-entry manifest:full-path="Pictures/1000000100000255000002C2BFED7E967D11A884.png" manifest:media-type="image/png"/>
  <manifest:file-entry manifest:full-path="Pictures/1000000100000323000000688A48304400D9C6FB.png" manifest:media-type="image/png"/>
  <manifest:file-entry manifest:full-path="Pictures/1000000100000315000000950C592F8FEAEE1E65.png" manifest:media-type="image/png"/>
  <manifest:file-entry manifest:full-path="Pictures/100000010000031C0000004C6EE2DA595B370AE5.png" manifest:media-type="image/png"/>
  <manifest:file-entry manifest:full-path="Pictures/10000001000003150000006DE87BBF1CF3A320B6.png" manifest:media-type="image/png"/>
  <manifest:file-entry manifest:full-path="Pictures/100000010000024C000002AAF3BDEA6DAF2747DA.png" manifest:media-type="image/png"/>
  <manifest:file-entry manifest:full-path="Pictures/1000000100000323000000771A8410AF05134AC8.png" manifest:media-type="image/png"/>
  <manifest:file-entry manifest:full-path="Pictures/100000010000024800000284B4BCDC055745F4C6.png" manifest:media-type="image/png"/>
  <manifest:file-entry manifest:full-path="Pictures/10000001000002480000021B0300D1EA21C027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2fb"/>
    </style:style>
    <style:style style:name="P2" style:family="paragraph" style:parent-style-name="Standard">
      <style:text-properties officeooo:rsid="000dc2fb" officeooo:paragraph-rsid="000dc2fb"/>
    </style:style>
    <style:style style:name="P3" style:family="paragraph" style:parent-style-name="Standard">
      <style:paragraph-properties fo:break-before="page"/>
      <style:text-properties officeooo:rsid="000eaa74" officeooo:paragraph-rsid="000eaa74"/>
    </style:style>
    <style:style style:name="P4" style:family="paragraph" style:parent-style-name="Standard">
      <style:text-properties officeooo:rsid="000eaa74" officeooo:paragraph-rsid="000eaa74"/>
    </style:style>
    <style:style style:name="P5" style:family="paragraph" style:parent-style-name="Standard">
      <style:paragraph-properties fo:break-before="page"/>
      <style:text-properties officeooo:rsid="000ffe4f" officeooo:paragraph-rsid="000ffe4f"/>
    </style:style>
    <style:style style:name="P6" style:family="paragraph" style:parent-style-name="Standard">
      <style:text-properties officeooo:rsid="000ffe4f" officeooo:paragraph-rsid="000ffe4f"/>
    </style:style>
    <style:style style:name="P7" style:family="paragraph" style:parent-style-name="Standard">
      <style:paragraph-properties fo:break-before="page"/>
      <style:text-properties officeooo:rsid="0010d7a5" officeooo:paragraph-rsid="0010d7a5"/>
    </style:style>
    <style:style style:name="P8" style:family="paragraph" style:parent-style-name="Standard">
      <style:text-properties officeooo:rsid="0010d7a5" officeooo:paragraph-rsid="0010d7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1.298cm" svg:y="0.947cm" svg:width="15.452cm" svg:height="14.261cm" draw:z-index="0"><draw:image xlink:href="Pictures/10000001000002480000021B0300D1EA21C027C5.png" xlink:type="simple" xlink:show="embed" xlink:actuate="onLoad" draw:mime-type="image/png"/></draw:frame>1.</text:p>
      <text:p text:style-name="Standard"/>
      <text:p text:style-name="Standard"/>
      <text:p text:style-name="Standard"><draw:frame draw:style-name="fr2" draw:name="Image1" text:anchor-type="char" svg:x="1.27cm" svg:y="0.143cm" svg:width="17cm" svg:height="2.519cm" draw:z-index="1"><draw:image xlink:href="Pictures/1000000100000323000000771A8410AF05134AC8.png" xlink:type="simple" xlink:show="embed" xlink:actuate="onLoad" draw:mime-type="image/png"/></draw:frame></text:p>
      <text:p text:style-name="P1"/>
      <text:p text:style-name="P3">2.</text:p>
      <text:p text:style-name="P4"><draw:frame draw:style-name="fr3" draw:name="Image3" text:anchor-type="char" svg:width="15.558cm" svg:height="18.045cm" draw:z-index="5"><draw:image xlink:href="Pictures/100000010000024C000002AAF3BDEA6DAF2747DA.png" xlink:type="simple" xlink:show="embed" xlink:actuate="onLoad" draw:mime-type="image/png"/></draw:frame><draw:frame draw:style-name="fr2" draw:name="Image4" text:anchor-type="char" svg:x="0.661cm" svg:y="19.447cm" svg:width="17cm" svg:height="2.348cm" draw:z-index="6"><draw:image xlink:href="Pictures/10000001000003150000006DE87BBF1CF3A320B6.png" xlink:type="simple" xlink:show="embed" xlink:actuate="onLoad" draw:mime-type="image/png"/></draw:frame></text:p>
      <text:p text:style-name="P3">3.</text:p>
      <text:p text:style-name="P4"><draw:frame draw:style-name="fr2" draw:name="Image5" text:anchor-type="char" svg:x="0.43cm" svg:y="18.884cm" svg:width="17cm" svg:height="1.623cm" draw:z-index="2"><draw:image xlink:href="Pictures/100000010000031C0000004C6EE2DA595B370AE5.png" xlink:type="simple" xlink:show="embed" xlink:actuate="onLoad" draw:mime-type="image/png"/></draw:frame><draw:frame draw:style-name="fr2" draw:name="Image6" text:anchor-type="char" svg:x="0.33cm" svg:y="22.788cm" svg:width="17cm" svg:height="2.201cm" draw:z-index="3"><draw:image xlink:href="Pictures/1000000100000323000000688A48304400D9C6FB.png" xlink:type="simple" xlink:show="embed" xlink:actuate="onLoad" draw:mime-type="image/png"/></draw:frame><draw:frame draw:style-name="fr3" draw:name="Image7" text:anchor-type="char" svg:width="15.452cm" svg:height="17.039cm" draw:z-index="4"><draw:image xlink:href="Pictures/100000010000024800000284B4BCDC055745F4C6.png" xlink:type="simple" xlink:show="embed" xlink:actuate="onLoad" draw:mime-type="image/png"/></draw:frame></text:p>
      <text:p text:style-name="P5">4.</text:p>
      <text:p text:style-name="P6"><draw:frame draw:style-name="fr2" draw:name="Image8" text:anchor-type="char" svg:x="0.63cm" svg:y="20.01cm" svg:width="17cm" svg:height="2.348cm" draw:z-index="7"><draw:image xlink:href="Pictures/10000001000003150000006D2D2B781143FAD350.png" xlink:type="simple" xlink:show="embed" xlink:actuate="onLoad" draw:mime-type="image/png"/></draw:frame><draw:frame draw:style-name="fr2" draw:name="Image9" text:anchor-type="char" svg:x="0.661cm" svg:y="0cm" svg:width="15.796cm" svg:height="18.68cm" draw:z-index="8"><draw:image xlink:href="Pictures/1000000100000255000002C2BFED7E967D11A884.png" xlink:type="simple" xlink:show="embed" xlink:actuate="onLoad" draw:mime-type="image/png"/></draw:frame></text:p>
      <text:p text:style-name="P7">5.</text:p>
      <text:p text:style-name="P8"><draw:frame draw:style-name="fr2" draw:name="Image11" text:anchor-type="char" svg:x="0.76cm" svg:y="23.317cm" svg:width="17cm" svg:height="3.21cm" draw:z-index="9"><draw:image xlink:href="Pictures/1000000100000315000000950C592F8FEAEE1E65.png" xlink:type="simple" xlink:show="embed" xlink:actuate="onLoad" draw:mime-type="image/png"/></draw:frame><draw:frame draw:style-name="fr1" draw:name="Image10" text:anchor-type="char" svg:width="15.439cm" svg:height="22.976cm" draw:z-index="10"><draw:image xlink:href="Pictures/100000010000027B000003B14FD22FDAFCC5DA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4:10:30.631655360</meta:creation-date>
    <dc:date>2024-02-27T15:37:41.845312905</dc:date>
    <meta:editing-duration>PT3M35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5" meta:paragraph-count="5" meta:word-count="5" meta:character-count="10" meta:non-whitespace-character-count="10"/>
  </office:meta>
</office:document-meta>
</file>